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ource Sans Pro" svg:font-family="'Source Sans Pro', sans-serif"/>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2.2139in" table:align="left"/>
    </style:style>
    <style:style style:name="Table2.A" style:family="table-column">
      <style:table-column-properties style:column-width="0.7382in"/>
    </style:style>
    <style:style style:name="Table2.B" style:family="table-column">
      <style:table-column-properties style:column-width="0.5292in"/>
    </style:style>
    <style:style style:name="Table2.C" style:family="table-column">
      <style:table-column-properties style:column-width="0.9465in"/>
    </style:style>
    <style:style style:name="Table2.A1" style:family="table-cell">
      <style:table-cell-properties style:vertical-align="middle" fo:padding="0.0194in" fo:border="none"/>
    </style:style>
    <style:style style:name="Table3" style:family="table">
      <style:table-properties style:width="2.2139in" table:align="left"/>
    </style:style>
    <style:style style:name="Table3.A" style:family="table-column">
      <style:table-column-properties style:column-width="0.6514in"/>
    </style:style>
    <style:style style:name="Table3.B" style:family="table-column">
      <style:table-column-properties style:column-width="0.5597in"/>
    </style:style>
    <style:style style:name="Table3.C" style:family="table-column">
      <style:table-column-properties style:column-width="1.0028in"/>
    </style:style>
    <style:style style:name="Table3.A1" style:family="table-cell">
      <style:table-cell-properties style:vertical-align="middle" fo:padding="0.0194in" fo:border="none"/>
    </style:style>
    <style:style style:name="Table1" style:family="table">
      <style:table-properties style:width="2.2132in" table:align="left"/>
    </style:style>
    <style:style style:name="Table1.A" style:family="table-column">
      <style:table-column-properties style:column-width="0.5597in"/>
    </style:style>
    <style:style style:name="Table1.B" style:family="table-column">
      <style:table-column-properties style:column-width="0.5924in"/>
    </style:style>
    <style:style style:name="Table1.C" style:family="table-column">
      <style:table-column-properties style:column-width="1.0611in"/>
    </style:style>
    <style:style style:name="Table1.A1" style:family="table-cell">
      <style:table-cell-properties style:vertical-align="middle" fo:padding="0.0194in" fo:border="none"/>
    </style:style>
    <style:style style:name="Table4" style:family="table">
      <style:table-properties style:width="2.2139in" table:align="left"/>
    </style:style>
    <style:style style:name="Table4.A" style:family="table-column">
      <style:table-column-properties style:column-width="0.7382in"/>
    </style:style>
    <style:style style:name="Table4.B" style:family="table-column">
      <style:table-column-properties style:column-width="0.5292in"/>
    </style:style>
    <style:style style:name="Table4.C" style:family="table-column">
      <style:table-column-properties style:column-width="0.9465in"/>
    </style:style>
    <style:style style:name="Table4.A1" style:family="table-cell">
      <style:table-cell-properties style:vertical-align="middle" fo:padding="0.0194in" fo:border="none"/>
    </style:style>
    <style:style style:name="Table5" style:family="table">
      <style:table-properties style:width="2.2139in" table:align="left"/>
    </style:style>
    <style:style style:name="Table5.A" style:family="table-column">
      <style:table-column-properties style:column-width="0.7382in"/>
    </style:style>
    <style:style style:name="Table5.B" style:family="table-column">
      <style:table-column-properties style:column-width="0.5292in"/>
    </style:style>
    <style:style style:name="Table5.C" style:family="table-column">
      <style:table-column-properties style:column-width="0.9465in"/>
    </style:style>
    <style:style style:name="Table5.A1" style:family="table-cell">
      <style:table-cell-properties style:vertical-align="middle" fo:padding="0.0194in" fo:border="none"/>
    </style:style>
    <style:style style:name="Table6" style:family="table">
      <style:table-properties style:width="2.2139in" table:align="left"/>
    </style:style>
    <style:style style:name="Table6.A" style:family="table-column">
      <style:table-column-properties style:column-width="0.7382in"/>
    </style:style>
    <style:style style:name="Table6.B" style:family="table-column">
      <style:table-column-properties style:column-width="0.5292in"/>
    </style:style>
    <style:style style:name="Table6.C" style:family="table-column">
      <style:table-column-properties style:column-width="0.9465in"/>
    </style:style>
    <style:style style:name="Table6.A1" style:family="table-cell">
      <style:table-cell-properties style:vertical-align="middle" fo:padding="0.0194in" fo:border="none"/>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break-before="column"/>
    </style:style>
    <style:style style:name="P4" style:family="paragraph" style:parent-style-name="Standard">
      <style:paragraph-properties fo:break-before="column"/>
      <style:text-properties officeooo:rsid="0019b554" officeooo:paragraph-rsid="0019b554"/>
    </style:style>
    <style:style style:name="P5" style:family="paragraph" style:parent-style-name="Standard">
      <style:paragraph-properties fo:break-before="column"/>
      <style:text-properties officeooo:paragraph-rsid="0019b554"/>
    </style:style>
    <style:style style:name="P6" style:family="paragraph" style:parent-style-name="Author">
      <style:paragraph-properties fo:margin-top="0.1945in" fo:margin-bottom="0.1945in" loext:contextual-spacing="false"/>
      <style:text-properties fo:font-size="8pt" style:font-size-asian="8pt" style:font-size-complex="8pt"/>
    </style:style>
    <style:style style:name="P7" style:family="paragraph" style:parent-style-name="Author">
      <style:paragraph-properties fo:margin-top="0.1945in" fo:margin-bottom="0.1945in" loext:contextual-spacing="false" fo:line-height="50%"/>
      <style:text-properties fo:font-size="8pt" officeooo:rsid="001c2e5b" officeooo:paragraph-rsid="001c2e5b" style:font-size-asian="8pt" style:font-size-complex="8pt"/>
    </style:style>
    <style:style style:name="P8" style:family="paragraph" style:parent-style-name="Author">
      <style:paragraph-properties fo:margin-top="0.1945in" fo:margin-bottom="0.1945in" loext:contextual-spacing="false"/>
      <style:text-properties officeooo:paragraph-rsid="0019b554"/>
    </style:style>
    <style:style style:name="P9" style:family="paragraph" style:parent-style-name="paper_20_title">
      <style:paragraph-properties fo:margin-top="0.1945in" fo:margin-bottom="0.1945in" loext:contextual-spacing="false"/>
      <style:text-properties officeooo:rsid="0019b554" officeooo:paragraph-rsid="0019b554"/>
    </style:style>
    <style:style style:name="P10" style:family="paragraph" style:parent-style-name="Author">
      <style:paragraph-properties fo:margin-top="0.1945in" fo:margin-bottom="0.028in" loext:contextual-spacing="false"/>
    </style:style>
    <style:style style:name="P11" style:family="paragraph" style:parent-style-name="Author">
      <style:paragraph-properties fo:margin-top="0.1945in" fo:margin-bottom="0.028in" loext:contextual-spacing="false"/>
      <style:text-properties fo:font-size="9pt" style:font-size-asian="9pt" style:font-size-complex="9pt"/>
    </style:style>
    <style:style style:name="P12" style:family="paragraph" style:parent-style-name="sponsors">
      <style:paragraph-properties fo:margin-left="0in" fo:margin-right="0in" fo:text-indent="0.2008in" style:auto-text-indent="false" fo:padding-left="0in" fo:padding-right="0in" fo:padding-top="0.028in" fo:padding-bottom="0in" fo:border="none"/>
    </style:style>
    <style:style style:name="P13" style:family="paragraph" style:parent-style-name="Standard">
      <style:paragraph-properties fo:margin-left="0in" fo:margin-right="0in" fo:text-indent="0in" style:auto-text-indent="false"/>
      <style:text-properties officeooo:rsid="00276f9d" officeooo:paragraph-rsid="00276f9d"/>
    </style:style>
    <style:style style:name="P14" style:family="paragraph" style:parent-style-name="Text_20_body">
      <style:text-properties officeooo:rsid="001f0278" officeooo:paragraph-rsid="002662fb"/>
    </style:style>
    <style:style style:name="P15" style:family="paragraph" style:parent-style-name="Heading_20_1" style:list-style-name="WWNum4">
      <style:text-properties officeooo:rsid="002662fb" officeooo:paragraph-rsid="002662fb"/>
    </style:style>
    <style:style style:name="P16" style:family="paragraph" style:parent-style-name="Heading_20_1" style:list-style-name="WWNum4">
      <style:paragraph-properties fo:margin-left="0in" fo:margin-right="0in" fo:text-indent="0in" style:auto-text-indent="false"/>
    </style:style>
    <style:style style:name="P17" style:family="paragraph" style:parent-style-name="Heading_20_1" style:list-style-name="WWNum4">
      <style:paragraph-properties fo:margin-left="0in" fo:margin-right="0in" fo:text-indent="0in" style:auto-text-indent="false"/>
      <style:text-properties officeooo:rsid="002662fb" officeooo:paragraph-rsid="002662fb"/>
    </style:style>
    <style:style style:name="P18" style:family="paragraph" style:parent-style-name="Standard">
      <style:text-properties officeooo:paragraph-rsid="002f404d"/>
    </style:style>
    <style:style style:name="P19" style:family="paragraph" style:parent-style-name="Standard">
      <style:paragraph-properties fo:text-align="start" style:justify-single-word="false"/>
      <style:text-properties officeooo:paragraph-rsid="00314464"/>
    </style:style>
    <style:style style:name="P20" style:family="paragraph" style:parent-style-name="Standard">
      <style:text-properties officeooo:paragraph-rsid="00314464"/>
    </style:style>
    <style:style style:name="P21" style:family="paragraph" style:parent-style-name="Standard">
      <style:text-properties fo:font-size="16pt" officeooo:rsid="001a695e" officeooo:paragraph-rsid="00350ec2" style:font-size-asian="14pt" style:font-size-complex="16pt"/>
    </style:style>
    <style:style style:name="P22" style:family="paragraph" style:parent-style-name="Standard">
      <style:paragraph-properties fo:text-align="center" style:justify-single-word="false"/>
      <style:text-properties fo:font-size="16pt" officeooo:rsid="001a695e" officeooo:paragraph-rsid="00350ec2" style:font-size-asian="14pt" style:font-size-complex="16pt"/>
    </style:style>
    <style:style style:name="P23" style:family="paragraph" style:parent-style-name="Standard">
      <style:text-properties fo:font-size="16pt" officeooo:rsid="0016f249" officeooo:paragraph-rsid="00350ec2" style:font-size-asian="14pt" style:font-size-complex="16pt"/>
    </style:style>
    <style:style style:name="P24" style:family="paragraph" style:parent-style-name="Standard">
      <style:text-properties fo:font-size="16pt" officeooo:rsid="0021c3d5" officeooo:paragraph-rsid="00350ec2" style:font-size-asian="14pt" style:font-size-complex="16pt"/>
    </style:style>
    <style:style style:name="P25" style:family="paragraph" style:parent-style-name="Standard">
      <style:text-properties fo:font-size="16pt" officeooo:rsid="001913d5" officeooo:paragraph-rsid="00350ec2" style:font-size-asian="14pt" style:font-size-complex="16pt"/>
    </style:style>
    <style:style style:name="P26" style:family="paragraph" style:parent-style-name="Standard">
      <style:text-properties fo:font-size="16pt" fo:font-style="italic" style:text-underline-style="solid" style:text-underline-width="auto" style:text-underline-color="font-color" fo:font-weight="bold" officeooo:rsid="0016f249" officeooo:paragraph-rsid="00350ec2" style:font-size-asian="14pt" style:font-style-asian="italic" style:font-weight-asian="bold" style:font-size-complex="16pt" style:font-style-complex="italic" style:font-weight-complex="bold"/>
    </style:style>
    <style:style style:name="P27" style:family="paragraph" style:parent-style-name="Standard">
      <style:text-properties officeooo:paragraph-rsid="00350ec2"/>
    </style:style>
    <style:style style:name="P28" style:family="paragraph" style:parent-style-name="Standard">
      <style:text-properties fo:font-size="11pt" officeooo:rsid="001a695e" officeooo:paragraph-rsid="00350ec2" style:font-size-asian="9.60000038146973pt" style:font-size-complex="11pt"/>
    </style:style>
    <style:style style:name="P29" style:family="paragraph" style:parent-style-name="Standard">
      <style:text-properties fo:font-size="11pt" officeooo:rsid="001a695e" officeooo:paragraph-rsid="003544f6" style:font-size-asian="9.60000038146973pt" style:font-size-complex="11pt"/>
    </style:style>
    <style:style style:name="P30" style:family="paragraph" style:parent-style-name="Standard">
      <style:text-properties fo:font-size="11pt" officeooo:rsid="001a695e" officeooo:paragraph-rsid="0035dbb8" style:font-size-asian="9.60000038146973pt" style:font-size-complex="11pt"/>
    </style:style>
    <style:style style:name="P31" style:family="paragraph" style:parent-style-name="Standard">
      <style:paragraph-properties fo:text-align="center" style:justify-single-word="false"/>
      <style:text-properties fo:font-size="11pt" officeooo:rsid="001a695e" officeooo:paragraph-rsid="00350ec2" style:font-size-asian="9.60000038146973pt" style:font-size-complex="11pt"/>
    </style:style>
    <style:style style:name="P32" style:family="paragraph" style:parent-style-name="Standard">
      <style:paragraph-properties fo:margin-left="0in" fo:margin-right="0in" fo:text-indent="0in" style:auto-text-indent="false"/>
      <style:text-properties officeooo:rsid="00284912" officeooo:paragraph-rsid="00284912"/>
    </style:style>
    <style:style style:name="P33" style:family="paragraph" style:parent-style-name="Standard">
      <style:paragraph-properties fo:margin-left="0in" fo:margin-right="0in" fo:text-indent="0in" style:auto-text-indent="false"/>
      <style:text-properties officeooo:rsid="0029a584" officeooo:paragraph-rsid="0029a584"/>
    </style:style>
    <style:style style:name="P34" style:family="paragraph" style:parent-style-name="Text_20_body">
      <style:text-properties fo:font-weight="bold" officeooo:rsid="002a4c8f" officeooo:paragraph-rsid="002a4c8f" style:font-weight-asian="bold" style:font-weight-complex="bold"/>
    </style:style>
    <style:style style:name="P35" style:family="paragraph" style:parent-style-name="Text_20_body" style:list-style-name="L1">
      <style:text-properties fo:font-weight="normal" officeooo:rsid="002a4c8f" officeooo:paragraph-rsid="002a4c8f" style:font-weight-asian="normal" style:font-weight-complex="normal"/>
    </style:style>
    <style:style style:name="P36" style:family="paragraph" style:parent-style-name="Text_20_body" style:list-style-name="L2"/>
    <style:style style:name="P37" style:family="paragraph" style:parent-style-name="Heading_20_2" style:list-style-name="WWNum4"/>
    <style:style style:name="P38" style:family="paragraph" style:parent-style-name="Heading_20_2" style:list-style-name="WWNum4">
      <style:text-properties officeooo:paragraph-rsid="002b6006"/>
    </style:style>
    <style:style style:name="P39" style:family="paragraph" style:parent-style-name="Heading_20_2" style:list-style-name="WWNum4">
      <style:text-properties officeooo:paragraph-rsid="00314464"/>
    </style:style>
    <style:style style:name="P40" style:family="paragraph" style:parent-style-name="bullet_20_list" style:list-style-name="WWNum1">
      <style:paragraph-properties fo:margin-left="0.4in" fo:margin-right="0in" fo:text-indent="-0.2in" style:auto-text-indent="false"/>
    </style:style>
    <style:style style:name="P41" style:family="paragraph" style:parent-style-name="bullet_20_list" style:list-style-name="WWNum1">
      <style:paragraph-properties fo:margin-left="0.2in" fo:margin-right="0in" fo:text-indent="0in" style:auto-text-indent="false"/>
    </style:style>
    <style:style style:name="P42" style:family="paragraph" style:parent-style-name="bullet_20_list" style:list-style-name="WWNum1">
      <style:paragraph-properties fo:margin-left="0in" fo:margin-right="0in" fo:text-indent="0in" style:auto-text-indent="false"/>
    </style:style>
    <style:style style:name="P43" style:family="paragraph" style:parent-style-name="paper_20_title" style:master-page-name="First_20_Page">
      <style:paragraph-properties fo:margin-top="0.1945in" fo:margin-bottom="0.1945in" loext:contextual-spacing="false" style:page-number="auto"/>
    </style:style>
    <style:style style:name="P44" style:family="paragraph" style:parent-style-name="Table_20_Contents">
      <style:paragraph-properties fo:text-align="center" style:justify-single-word="false"/>
      <style:text-properties officeooo:paragraph-rsid="00350ec2"/>
    </style:style>
    <style:style style:name="P45" style:family="paragraph" style:parent-style-name="Table_20_Contents">
      <style:text-properties fo:font-style="italic" officeooo:paragraph-rsid="00350ec2"/>
    </style:style>
    <style:style style:name="P46" style:family="paragraph" style:parent-style-name="Table_20_Contents">
      <style:paragraph-properties fo:text-align="center" style:justify-single-word="false"/>
      <style:text-properties fo:font-style="italic" officeooo:paragraph-rsid="00350ec2"/>
    </style:style>
    <style:style style:name="P47" style:family="paragraph" style:parent-style-name="Table_20_Contents">
      <style:text-properties officeooo:paragraph-rsid="00350ec2"/>
    </style:style>
    <style:style style:name="T1" style:family="text">
      <style:text-properties style:letter-kerning="true"/>
    </style:style>
    <style:style style:name="T2" style:family="text">
      <style:text-properties officeooo:rsid="00188406" style:letter-kerning="true"/>
    </style:style>
    <style:style style:name="T3" style:family="text">
      <style:text-properties officeooo:rsid="0019b554" style:letter-kerning="true"/>
    </style:style>
    <style:style style:name="T4" style:family="text">
      <style:text-properties officeooo:rsid="001c2e5b" style:letter-kerning="true"/>
    </style:style>
    <style:style style:name="T5" style:family="text">
      <style:text-properties officeooo:rsid="0022f364" style:letter-kerning="true"/>
    </style:style>
    <style:style style:name="T6" style:family="text">
      <style:text-properties fo:font-size="9pt" style:font-size-asian="9pt" style:font-size-complex="9pt"/>
    </style:style>
    <style:style style:name="T7" style:family="text">
      <style:text-properties fo:font-size="9pt" officeooo:rsid="0019b554" style:font-size-asian="9pt" style:font-size-complex="9pt"/>
    </style:style>
    <style:style style:name="T8" style:family="text">
      <style:text-properties fo:font-size="9pt" fo:font-style="italic" style:font-size-asian="9pt" style:font-style-asian="italic" style:font-size-complex="9pt"/>
    </style:style>
    <style:style style:name="T9" style:family="text">
      <style:text-properties fo:font-size="9pt" fo:font-style="italic" officeooo:rsid="0019b554" style:font-size-asian="9pt" style:font-style-asian="italic" style:font-size-complex="9pt"/>
    </style:style>
    <style:style style:name="T10" style:family="text">
      <style:text-properties fo:font-size="9pt" fo:font-weight="bold" style:font-size-asian="9pt" style:font-weight-asian="bold" style:font-size-complex="9pt" style:font-weight-complex="bold"/>
    </style:style>
    <style:style style:name="T11" style:family="text">
      <style:text-properties fo:font-size="9pt" fo:font-weight="bold" officeooo:rsid="0019b554" style:font-size-asian="9pt" style:font-weight-asian="bold" style:font-size-complex="9pt" style:font-weight-complex="bold"/>
    </style:style>
    <style:style style:name="T12" style:family="text">
      <style:text-properties fo:font-style="italic" style:font-style-asian="italic" style:font-style-complex="italic"/>
    </style:style>
    <style:style style:name="T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style:font-style-complex="italic"/>
    </style:style>
    <style:style style:name="T15" style:family="text">
      <style:text-properties fo:font-style="normal" style:font-style-asian="normal"/>
    </style:style>
    <style:style style:name="T16" style:family="text">
      <style:text-properties fo:font-variant="normal" fo:text-transform="none" fo:color="#444444" style:text-line-through-style="none" style:text-line-through-type="none" style:font-name="Source Sans Pro" fo:font-size="9pt" fo:letter-spacing="normal" fo:font-style="normal" style:text-underline-style="none" fo:font-weight="normal" style:text-blinking="false" fo:background-color="#ffffff" loext:char-shading-value="0" style:font-size-asian="9pt" style:font-size-complex="9pt"/>
    </style:style>
    <style:style style:name="T17" style:family="text">
      <style:text-properties officeooo:rsid="001df354"/>
    </style:style>
    <style:style style:name="T18" style:family="text">
      <style:text-properties officeooo:rsid="001e3c54"/>
    </style:style>
    <style:style style:name="T19" style:family="text">
      <style:text-properties officeooo:rsid="0024fa53"/>
    </style:style>
    <style:style style:name="T20" style:family="text">
      <style:text-properties officeooo:rsid="002662fb"/>
    </style:style>
    <style:style style:name="T21" style:family="text">
      <style:text-properties officeooo:rsid="00284912"/>
    </style:style>
    <style:style style:name="T22" style:family="text">
      <style:text-properties officeooo:rsid="0029a584"/>
    </style:style>
    <style:style style:name="T23" style:family="text">
      <style:text-properties officeooo:rsid="0029e8c6"/>
    </style:style>
    <style:style style:name="T24" style:family="text">
      <style:text-properties officeooo:rsid="001f4261"/>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left="0in" fo:padding-right="0in" fo:padding-top="0.028in" fo:padding-bottom="0in" fo:border-left="none" fo:border-right="none" fo:border-top="0.51pt solid #000000" fo:border-bottom="none"/>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3">Low Cost </text:span><text:span text:style-name="T2">Real Time Material Detector</text:span><text:span text:style-name="T1"> </text:span></text:p>
      <text:p text:style-name="P9"><text:span text:style-name="T1">Using </text:span><text:span text:style-name="T4">ESP3</text:span><text:span text:style-name="T5">2 </text:span><text:span text:style-name="T1">Hall-effect sensor </text:span></text:p>
      <text:p text:style-name="P6">*</text:p>
      <text:p text:style-name="P7"/>
      <text:section text:style-name="Sect1" text:name="TextSection">
        <text:p text:style-name="P8"><text:span text:style-name="T11">Saswat Padhy</text:span><text:span text:style-name="T10"> </text:span><text:span text:style-name="T6"><text:line-break/></text:span><text:span text:style-name="T9">Dept. of Electronics and Telecommunication</text:span><text:span text:style-name="T8"><text:line-break/></text:span><text:span text:style-name="T7">IIIT Bangalore</text:span><text:span text:style-name="T8"><text:line-break/></text:span><text:span text:style-name="T9">26/C Hosur Road, Electronic City ,Phase1,Bengaluru,Karnataka,<text:tab/>India</text:span><text:span text:style-name="T6"><text:line-break/></text:span><text:span text:style-name="T7">Saswat.Padhy@iiitb.org</text:span></text:p>
        <text:p text:style-name="P11"/>
        <text:p text:style-name="P4"/>
        <text:p text:style-name="P5"><text:span text:style-name="T11">Girish S kumar</text:span><text:span text:style-name="T6"><text:line-break/></text:span><text:span text:style-name="T9">Dept. of Electronics and Telecommunication</text:span><text:span text:style-name="T6"><text:line-break/>l </text:span><text:span text:style-name="T7">IIIT Bangalore</text:span><text:span text:style-name="T8"><text:line-break/></text:span><text:span text:style-name="T9">26/C Hosur Road, Electronic City ,Phase1,Bengaluru,Karnataka,<text:tab/>India</text:span><text:span text:style-name="T6"><text:line-break/></text:span><text:span text:style-name="T16">girish.kumar@iiitb.ac.in</text:span></text:p>
        <text:p text:style-name="P10"/>
      </text:section>
      <text:section text:style-name="Sect1" text:name="Section1">
        <text:p text:style-name="Standard"/>
        <text:p text:style-name="P3"/>
      </text:section>
      <text:section text:style-name="Sect2" text:name="Section2">
        <text:p text:style-name="Abstract"><text:span text:style-name="T12">Abstract</text:span>— <text:span text:style-name="T17">This paper discusses about a novel idea of detecting type of material using <text:s/>sensor of ESP32.The idea is that the permeability changes when exposed to a magnetic field and using that property we can distinguish what is the material. The available products for this purpose cost around 15K in contrary to the proposed product which cost roughly around 2K without use of any heavy components making it portable . The above idea was tested at a small scale considering 8 test cases.</text:span></text:p>
        <text:p text:style-name="Keywords">Keywords— <text:span text:style-name="T18">IOT, REAL-TIME MATERIAL DETECTOR , HALL EFFECT SENSOR, ESP-32</text:span></text:p>
        <text:list xml:id="list1347977480" text:style-name="WWNum4">
          <text:list-item>
            <text:h text:style-name="P16" text:outline-level="1">Introduction </text:h>
          </text:list-item>
        </text:list>
        <text:p text:style-name="P14">Today REAL TIME MATERIAL DETECTORS find their usage in wide range applications some among them being security checks ,<text:span text:style-name="T20">finding </text:span>soil properties etc. </text:p>
        <text:p text:style-name="P14">The available products for this purpose only tell whether its a metal or non-metal but it does not tell if it is then what metal or non-metal it is <text:span text:style-name="T19">and moreover it cost around 3K to 4K</text:span>. Proposed detector not only detects b<text:span text:style-name="T19">ut also classifies the type of metal and non-metal with a very high accuracy using just an <text:s/>ESP32 board and a magnet.</text:span></text:p>
        <text:list xml:id="list174028053198307" text:continue-numbering="true" text:style-name="WWNum4">
          <text:list-item>
            <text:h text:style-name="P17" text:outline-level="1">MOTIVATION AND IDEA</text:h>
          </text:list-item>
        </text:list>
        <text:p text:style-name="P13">A. In many applications like security checks and mine digging we need to know whether something contains any metals or not and if it does <text:s text:c="2"/>contain <text:s/>then whats is it. But the already available sophisticated equipments for this are neither portable nor cheap. <text:span text:style-name="T21">Our aim was to create an end-to-end ready to be shipped product that is both portable and cheap with some additional features such as detecting type of material in a short span of time.</text:span></text:p>
        <text:p text:style-name="P33"/>
        <text:p text:style-name="P32">B. Now for distinguishing a material using a very portable device led to choosing ESP32 as the first choice. Being very portable and also with inbuilt WIFI and BLUETOOTH module it becomes easy to monitor the data in real <text:s/>time. The challenge was to <text:span text:style-name="T22">distinguish the material by using very limited no. of sensors. </text:span></text:p>
        <text:p text:style-name="P33">Now magnetism is a Very formidable <text:s/>property of any matter to distinguish whether it is metal or non-metal.</text:p>
        <text:p text:style-name="P33">ESP32 has inbuilt hall effect sensor which can detect the presence of any strong magnetic field. <text:span text:style-name="T23">Using magnetic properties of matter <text:s/>and hall sensor <text:s/>a real time material detector was tried to be built.</text:span></text:p>
        <text:list xml:id="list174029463717226" text:continue-numbering="true" text:style-name="WWNum4">
          <text:list-item>
            <text:h text:style-name="P15" text:outline-level="1">IMPLEMENTATION and integration</text:h>
          </text:list-item>
        </text:list>
        <text:p text:style-name="P34">Tools and Platforms:</text:p>
        <text:list xml:id="list3270157775" text:style-name="L1">
          <text:list-item>
            <text:p text:style-name="P35">ESP32 Board</text:p>
          </text:list-item>
          <text:list-item>
            <text:p text:style-name="P35">Arduino IDE</text:p>
          </text:list-item>
          <text:list-item>
            <text:p text:style-name="P35"><text:s/>strong Magnet(Permanent or electromagnet)</text:p>
          </text:list-item>
          <text:list-item>
            <text:p text:style-name="P35"><text:s/>ThingSpeak Cloud Platform</text:p>
          </text:list-item>
          <text:list-item>
            <text:p text:style-name="P35">IFTTT Platform</text:p>
          </text:list-item>
          <text:list-item>
            <text:p text:style-name="P35">Test Cases like Tin, Copper , Rubber etc. for testing</text:p>
          </text:list-item>
        </text:list>
        <text:list xml:id="list174027499202944" text:continue-list="list174029463717226" text:style-name="WWNum4">
          <text:list-item>
            <text:list>
              <text:list-item>
                <text:h text:style-name="P38" text:outline-level="2">At first the arduino sketch was burnt into the board for reading the hall effect sensor value which gave 28 to 32 units of reading in absence of any magnet.</text:h>
              </text:list-item>
              <text:list-item>
                <text:h text:style-name="P38" text:outline-level="2">Then a strong permanent magnet was brought near to the sensor which showed a value of 40 indicating the face of the magnet pointing towards the sensor is south pole.-40 was choosen to be the reference magnetic field for our experiment.</text:h>
              </text:list-item>
            </text:list>
          </text:list-item>
        </text:list>
        <text:list xml:id="list2018292392" text:style-name="WWNum1">
          <text:list-header>
            <text:p text:style-name="P40"><draw:frame draw:style-name="fr1" draw:name="Frame1" text:anchor-type="paragraph" svg:x="0.6374in" svg:y="10.5008in" draw:z-index="0"><draw:text-box fo:min-height="0.0161in" fo:min-width="0.0161in"><text:p text:style-name="P12">Identify applicable funding agency here. <text:span text:style-name="T14">If none, delete this text box.</text:span></text:p></draw:text-box></draw:frame></text:p>
          </text:list-header>
        </text:list>
        <text:list xml:id="list174029113314269" text:continue-list="list174027499202944" text:style-name="WWNum4">
          <text:list-item>
            <text:list>
              <text:list-item>
                <text:h text:style-name="P37" text:outline-level="2">Then equal thick test cases were inserted in between the hall effect sensor and the magnet which as expected gave different values of sensor readings w.r.t ref. Sensor reading.For instance when Tin was inserted in between the <text:s/>sensor reading was 1 to +7 and similarily for other metals and non-metals also the readings were found w.r.t ref. Magnetic field and depending on the fluctuation it showed indices were established whether it was metal or non-metal and then what type of metal or non-metal it was.</text:h>
              </text:list-item>
            </text:list>
          </text:list-item>
        </text:list>
        <text:p text:style-name="Standard">NOTE: Here for a reliable testing the test cases have to be of <text:s/>equal thickness.</text:p>
        <text:p text:style-name="Text_20_body"><text:soft-page-break/></text:p>
        <text:list xml:id="list174028272353640" text:continue-numbering="true" text:style-name="WWNum4">
          <text:list-item>
            <text:list>
              <text:list-item>
                <text:h text:style-name="P39" text:outline-level="2">The hall readings were fluctuating but a separable range for every material could be found with minimal overlap.</text:h>
              </text:list-item>
            </text:list>
          </text:list-item>
        </text:list>
        <text:p text:style-name="P18">The overlap between hall readings were mainly found for non-metals as non-metals does not have strong magnetic <text:s/>properties and hence could not be distinguished solely on basis <text:s/>of permeability <text:s/>but this apparatus could successfully detect different types of metals and also distinguish which is a metal and which is not.</text:p>
        <text:p text:style-name="P20">There were 40 samples taken for each material at an interval of 15 secs between each sample. The corresponding data along with confidence <text:s/>level in each range has been shown for each material in form of a frequency table <text:s/>in <text:s/>RESULTS section.</text:p>
        <text:p text:style-name="P20"/>
        <text:p text:style-name="P20">E. Then the following data was linked to the THINGSPEAK cloud platform using the header &lt;thingspeak.h&gt; and creating a separate channel for viewing real time hall reading on cloud. A GOOGLE GAUGE was also created to visualise the data in real time.</text:p>
        <text:p text:style-name="P20"/>
        <text:p text:style-name="P19"><text:s text:c="4"/></text:p>
        <text:list xml:id="list174027843661213" text:continue-list="list2018292392" text:style-name="WWNum1">
          <text:list-header>
            <text:p text:style-name="P42">F.Also triggering events were created and linked to the cloud platform to get push notifications on any ANDROID phone by using another platform called as IFTTT. </text:p>
            <text:p text:style-name="P41"/>
          </text:list-header>
        </text:list>
        <text:list xml:id="list174028250475394" text:continue-list="list174028272353640" text:style-name="WWNum4">
          <text:list-item>
            <text:h text:style-name="P17" text:outline-level="1">RESULTS</text:h>
          </text:list-item>
        </text:list>
        <text:p text:style-name="Text_20_body"><text:span text:style-name="T15"/></text:p>
        <text:p text:style-name="P2"/>
        <text:p text:style-name="Text_20_body">For our experiment we used 2 mm thick test cases as:</text:p>
        <text:list xml:id="list754340081" text:style-name="L2">
          <text:list-item>
            <text:p text:style-name="P36">TIN <text:s text:c="3"/>2. RUBBER <text:s/>3. BRASS/IRON/STEEL</text:p>
            <text:p text:style-name="P36">4.COPPER <text:s/>5.PAPER <text:s/>6.PLASTIC</text:p>
            <text:p text:style-name="P36">As mentioned earlier 40 samples for each material was taken at 15sec interval and was uploaded to the cloud and based on the reading the GOOGLE GAUGE showed which material it is along with it push notification was also received stating whether its a metal or non-metal. </text:p>
          </text:list-item>
        </text:list>
        <text:p text:style-name="Text_20_body"/>
        <text:p text:style-name="P26">FREQUENCY DISTRIBUTION </text:p>
        <text:p text:style-name="P26"/>
        <text:p text:style-name="P23"><text:span text:style-name="T13">MATERIAL WISE</text:span></text:p>
        <text:p text:style-name="P24">TI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44"><text:span text:style-name="Strong_20_Emphasis">Frequency Distribution Table</text:span></text:p>
            </table:table-cell>
            <table:covered-table-cell/>
            <table:covered-table-cell/>
          </table:table-row>
          <table:table-row>
            <table:table-cell table:style-name="Table1.A1" office:value-type="string">
              <text:p text:style-name="P45">Class</text:p>
            </table:table-cell>
            <table:table-cell table:style-name="Table1.A1" office:value-type="string">
              <text:p text:style-name="P45">Count</text:p>
            </table:table-cell>
            <table:table-cell table:style-name="Table1.A1" office:value-type="string">
              <text:p text:style-name="P45">Percentage</text:p>
            </table:table-cell>
          </table:table-row>
          <table:table-row>
            <table:table-cell table:style-name="Table1.A1" office:value-type="string">
              <text:p text:style-name="P47">-1 - 0</text:p>
            </table:table-cell>
            <table:table-cell table:style-name="Table1.A1" office:value-type="string">
              <text:p text:style-name="P47">12</text:p>
            </table:table-cell>
            <table:table-cell table:style-name="Table1.A1" office:value-type="string">
              <text:p text:style-name="P47">30</text:p>
            </table:table-cell>
          </table:table-row>
          <table:table-row>
            <table:table-cell table:style-name="Table1.A1" office:value-type="string">
              <text:p text:style-name="P47">1 - 2</text:p>
            </table:table-cell>
            <table:table-cell table:style-name="Table1.A1" office:value-type="string">
              <text:p text:style-name="P47">6</text:p>
            </table:table-cell>
            <table:table-cell table:style-name="Table1.A1" office:value-type="string">
              <text:p text:style-name="P47">15</text:p>
            </table:table-cell>
          </table:table-row>
          <table:table-row>
            <table:table-cell table:style-name="Table1.A1" office:value-type="string">
              <text:p text:style-name="P47">3 - 4</text:p>
            </table:table-cell>
            <table:table-cell table:style-name="Table1.A1" office:value-type="string">
              <text:p text:style-name="P47">7</text:p>
            </table:table-cell>
            <table:table-cell table:style-name="Table1.A1" office:value-type="string">
              <text:p text:style-name="P47">17.5</text:p>
            </table:table-cell>
          </table:table-row>
          <table:table-row>
            <table:table-cell table:style-name="Table1.A1" office:value-type="string">
              <text:p text:style-name="P47">5 - 6</text:p>
            </table:table-cell>
            <table:table-cell table:style-name="Table1.A1" office:value-type="string">
              <text:p text:style-name="P47">10</text:p>
            </table:table-cell>
            <table:table-cell table:style-name="Table1.A1" office:value-type="string">
              <text:p text:style-name="P47">25</text:p>
            </table:table-cell>
          </table:table-row>
          <table:table-row>
            <table:table-cell table:style-name="Table1.A1" office:value-type="string">
              <text:p text:style-name="P47">7 - 8</text:p>
            </table:table-cell>
            <table:table-cell table:style-name="Table1.A1" office:value-type="string">
              <text:p text:style-name="P47">5</text:p>
            </table:table-cell>
            <table:table-cell table:style-name="Table1.A1" office:value-type="string">
              <text:p text:style-name="P47">12.5</text:p>
            </table:table-cell>
          </table:table-row>
          <table:table-row>
            <table:table-cell table:style-name="Table1.A1" office:value-type="string">
              <text:p text:style-name="P47"> </text:p>
            </table:table-cell>
            <table:table-cell table:style-name="Table1.A1" office:value-type="string">
              <text:p text:style-name="P47"> </text:p>
            </table:table-cell>
            <table:table-cell table:style-name="Table1.A1" office:value-type="string">
              <text:p text:style-name="P47"> </text:p>
            </table:table-cell>
          </table:table-row>
          <table:table-row>
            <table:table-cell table:style-name="Table1.A1" office:value-type="string">
              <text:p text:style-name="P45">Total</text:p>
            </table:table-cell>
            <table:table-cell table:style-name="Table1.A1" office:value-type="string">
              <text:p text:style-name="P47">40</text:p>
            </table:table-cell>
            <table:table-cell table:style-name="Table1.A1" office:value-type="string">
              <text:p text:style-name="P47">100</text:p>
            </table:table-cell>
          </table:table-row>
        </table:table>
        <text:p text:style-name="P23"/>
        <text:p text:style-name="P25">RUBBER</text:p>
        <text:p text:style-name="P25"><text:bookmark text:name="results1"/></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44"><text:span text:style-name="Strong_20_Emphasis">Frequency Distribution Table</text:span></text:p>
            </table:table-cell>
            <table:covered-table-cell/>
            <table:covered-table-cell/>
          </table:table-row>
          <table:table-row>
            <table:table-cell table:style-name="Table2.A1" office:value-type="string">
              <text:p text:style-name="P45">Class</text:p>
            </table:table-cell>
            <table:table-cell table:style-name="Table2.A1" office:value-type="string">
              <text:p text:style-name="P45">Count</text:p>
            </table:table-cell>
            <table:table-cell table:style-name="Table2.A1" office:value-type="string">
              <text:p text:style-name="P45">Percentage</text:p>
            </table:table-cell>
          </table:table-row>
          <table:table-row>
            <table:table-cell table:style-name="Table2.A1" office:value-type="string">
              <text:p text:style-name="P47">-26 - -25</text:p>
            </table:table-cell>
            <table:table-cell table:style-name="Table2.A1" office:value-type="string">
              <text:p text:style-name="P47">20</text:p>
            </table:table-cell>
            <table:table-cell table:style-name="Table2.A1" office:value-type="string">
              <text:p text:style-name="P47">50</text:p>
            </table:table-cell>
          </table:table-row>
          <table:table-row>
            <table:table-cell table:style-name="Table2.A1" office:value-type="string">
              <text:p text:style-name="P47">-24 - -23</text:p>
            </table:table-cell>
            <table:table-cell table:style-name="Table2.A1" office:value-type="string">
              <text:p text:style-name="P47">10</text:p>
            </table:table-cell>
            <table:table-cell table:style-name="Table2.A1" office:value-type="string">
              <text:p text:style-name="P47">25</text:p>
            </table:table-cell>
          </table:table-row>
          <table:table-row>
            <table:table-cell table:style-name="Table2.A1" office:value-type="string">
              <text:p text:style-name="P47">-22 - -21</text:p>
            </table:table-cell>
            <table:table-cell table:style-name="Table2.A1" office:value-type="string">
              <text:p text:style-name="P47">10</text:p>
            </table:table-cell>
            <table:table-cell table:style-name="Table2.A1" office:value-type="string">
              <text:p text:style-name="P47">25</text:p>
            </table:table-cell>
          </table:table-row>
          <table:table-row>
            <table:table-cell table:style-name="Table2.A1" office:value-type="string">
              <text:p text:style-name="P47"> </text:p>
            </table:table-cell>
            <table:table-cell table:style-name="Table2.A1" office:value-type="string">
              <text:p text:style-name="P47"> </text:p>
            </table:table-cell>
            <table:table-cell table:style-name="Table2.A1" office:value-type="string">
              <text:p text:style-name="P47"> </text:p>
            </table:table-cell>
          </table:table-row>
          <table:table-row>
            <table:table-cell table:style-name="Table2.A1" office:value-type="string">
              <text:p text:style-name="P45">Total</text:p>
            </table:table-cell>
            <table:table-cell table:style-name="Table2.A1" office:value-type="string">
              <text:p text:style-name="P47">40</text:p>
            </table:table-cell>
            <table:table-cell table:style-name="Table2.A1" office:value-type="string">
              <text:p text:style-name="P47">100</text:p>
            </table:table-cell>
          </table:table-row>
        </table:table>
        <text:p text:style-name="P25"/>
        <text:p text:style-name="P27"/>
        <text:p text:style-name="P27"/>
        <text:p text:style-name="P25">B<text:span text:style-name="T24">RASS/IRON/STEEL</text:span></text:p>
        <text:p text:style-name="P23"><text:bookmark text:name="results2"/></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4"><text:span text:style-name="Strong_20_Emphasis">Frequency Distribution Table</text:span></text:p>
            </table:table-cell>
            <table:covered-table-cell/>
            <table:covered-table-cell/>
          </table:table-row>
          <table:table-row>
            <table:table-cell table:style-name="Table3.A1" office:value-type="string">
              <text:p text:style-name="P45">Class</text:p>
            </table:table-cell>
            <table:table-cell table:style-name="Table3.A1" office:value-type="string">
              <text:p text:style-name="P45">Count</text:p>
            </table:table-cell>
            <table:table-cell table:style-name="Table3.A1" office:value-type="string">
              <text:p text:style-name="P45">Percentage</text:p>
            </table:table-cell>
          </table:table-row>
          <table:table-row>
            <table:table-cell table:style-name="Table3.A1" office:value-type="string">
              <text:p text:style-name="P47">20 - 22</text:p>
            </table:table-cell>
            <table:table-cell table:style-name="Table3.A1" office:value-type="string">
              <text:p text:style-name="P47">7</text:p>
            </table:table-cell>
            <table:table-cell table:style-name="Table3.A1" office:value-type="string">
              <text:p text:style-name="P47">17.5</text:p>
            </table:table-cell>
          </table:table-row>
          <table:table-row>
            <table:table-cell table:style-name="Table3.A1" office:value-type="string">
              <text:p text:style-name="P47">23 - 25</text:p>
            </table:table-cell>
            <table:table-cell table:style-name="Table3.A1" office:value-type="string">
              <text:p text:style-name="P47">11</text:p>
            </table:table-cell>
            <table:table-cell table:style-name="Table3.A1" office:value-type="string">
              <text:p text:style-name="P47">27.5</text:p>
            </table:table-cell>
          </table:table-row>
          <table:table-row>
            <table:table-cell table:style-name="Table3.A1" office:value-type="string">
              <text:p text:style-name="P47">26 - 28</text:p>
            </table:table-cell>
            <table:table-cell table:style-name="Table3.A1" office:value-type="string">
              <text:p text:style-name="P47">22</text:p>
            </table:table-cell>
            <table:table-cell table:style-name="Table3.A1" office:value-type="string">
              <text:p text:style-name="P47">55</text:p>
            </table:table-cell>
          </table:table-row>
          <table:table-row>
            <table:table-cell table:style-name="Table3.A1" office:value-type="string">
              <text:p text:style-name="P47"> </text:p>
            </table:table-cell>
            <table:table-cell table:style-name="Table3.A1" office:value-type="string">
              <text:p text:style-name="P47"> </text:p>
            </table:table-cell>
            <table:table-cell table:style-name="Table3.A1" office:value-type="string">
              <text:p text:style-name="P47"> </text:p>
            </table:table-cell>
          </table:table-row>
          <table:table-row>
            <table:table-cell table:style-name="Table3.A1" office:value-type="string">
              <text:p text:style-name="P45">Total</text:p>
            </table:table-cell>
            <table:table-cell table:style-name="Table3.A1" office:value-type="string">
              <text:p text:style-name="P47">40</text:p>
            </table:table-cell>
            <table:table-cell table:style-name="Table3.A1" office:value-type="string">
              <text:p text:style-name="P47">100</text:p>
            </table:table-cell>
          </table:table-row>
        </table:table>
        <text:p text:style-name="P23"/>
        <text:p text:style-name="P23"/>
        <text:p text:style-name="P21">COPPER</text:p>
        <text:p text:style-name="P21"><text:bookmark text:name="results3"/></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44"><text:span text:style-name="Strong_20_Emphasis">Frequency Distribution Table</text:span></text:p>
            </table:table-cell>
            <table:covered-table-cell/>
            <table:covered-table-cell/>
          </table:table-row>
          <table:table-row>
            <table:table-cell table:style-name="Table4.A1" office:value-type="string">
              <text:p text:style-name="P45">Class</text:p>
            </table:table-cell>
            <table:table-cell table:style-name="Table4.A1" office:value-type="string">
              <text:p text:style-name="P45">Count</text:p>
            </table:table-cell>
            <table:table-cell table:style-name="Table4.A1" office:value-type="string">
              <text:p text:style-name="P45">Percentage</text:p>
            </table:table-cell>
          </table:table-row>
          <table:table-row>
            <table:table-cell table:style-name="Table4.A1" office:value-type="string">
              <text:p text:style-name="P47">-36 - -35</text:p>
            </table:table-cell>
            <table:table-cell table:style-name="Table4.A1" office:value-type="string">
              <text:p text:style-name="P47">12</text:p>
            </table:table-cell>
            <table:table-cell table:style-name="Table4.A1" office:value-type="string">
              <text:p text:style-name="P47">30</text:p>
            </table:table-cell>
          </table:table-row>
          <table:table-row>
            <table:table-cell table:style-name="Table4.A1" office:value-type="string">
              <text:p text:style-name="P47">-34 - -33</text:p>
            </table:table-cell>
            <table:table-cell table:style-name="Table4.A1" office:value-type="string">
              <text:p text:style-name="P47">20</text:p>
            </table:table-cell>
            <table:table-cell table:style-name="Table4.A1" office:value-type="string">
              <text:p text:style-name="P47">50</text:p>
            </table:table-cell>
          </table:table-row>
          <table:table-row>
            <table:table-cell table:style-name="Table4.A1" office:value-type="string">
              <text:p text:style-name="P47">-32 - -31</text:p>
            </table:table-cell>
            <table:table-cell table:style-name="Table4.A1" office:value-type="string">
              <text:p text:style-name="P47">8</text:p>
            </table:table-cell>
            <table:table-cell table:style-name="Table4.A1" office:value-type="string">
              <text:p text:style-name="P47">20</text:p>
            </table:table-cell>
          </table:table-row>
          <table:table-row>
            <table:table-cell table:style-name="Table4.A1" office:value-type="string">
              <text:p text:style-name="P47"> </text:p>
            </table:table-cell>
            <table:table-cell table:style-name="Table4.A1" office:value-type="string">
              <text:p text:style-name="P47"> </text:p>
            </table:table-cell>
            <table:table-cell table:style-name="Table4.A1" office:value-type="string">
              <text:p text:style-name="P47"> </text:p>
            </table:table-cell>
          </table:table-row>
          <table:table-row>
            <table:table-cell table:style-name="Table4.A1" office:value-type="string">
              <text:p text:style-name="P45">Total</text:p>
            </table:table-cell>
            <table:table-cell table:style-name="Table4.A1" office:value-type="string">
              <text:p text:style-name="P47">40</text:p>
            </table:table-cell>
            <table:table-cell table:style-name="Table4.A1" office:value-type="string">
              <text:p text:style-name="P47">100</text:p>
            </table:table-cell>
          </table:table-row>
        </table:table>
        <text:p text:style-name="P21"/>
        <text:p text:style-name="P21"/>
        <text:p text:style-name="P21"/>
        <text:p text:style-name="P21">PAPER</text:p>
        <text:p text:style-name="P21"><text:bookmark text:name="results4"/></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44"><text:span text:style-name="Strong_20_Emphasis">Frequency Distribution Table</text:span></text:p>
            </table:table-cell>
            <table:covered-table-cell/>
            <table:covered-table-cell/>
          </table:table-row>
          <table:table-row>
            <table:table-cell table:style-name="Table5.A1" office:value-type="string">
              <text:p text:style-name="P45">Class</text:p>
            </table:table-cell>
            <table:table-cell table:style-name="Table5.A1" office:value-type="string">
              <text:p text:style-name="P45">Count</text:p>
            </table:table-cell>
            <table:table-cell table:style-name="Table5.A1" office:value-type="string">
              <text:p text:style-name="P45">Percentage</text:p>
            </table:table-cell>
          </table:table-row>
          <table:table-row>
            <table:table-cell table:style-name="Table5.A1" office:value-type="string">
              <text:p text:style-name="P47">-21 - -20</text:p>
            </table:table-cell>
            <table:table-cell table:style-name="Table5.A1" office:value-type="string">
              <text:p text:style-name="P47">16</text:p>
            </table:table-cell>
            <table:table-cell table:style-name="Table5.A1" office:value-type="string">
              <text:p text:style-name="P47">40</text:p>
            </table:table-cell>
          </table:table-row>
          <table:table-row>
            <table:table-cell table:style-name="Table5.A1" office:value-type="string">
              <text:p text:style-name="P47">-19 - -18</text:p>
            </table:table-cell>
            <table:table-cell table:style-name="Table5.A1" office:value-type="string">
              <text:p text:style-name="P47">13</text:p>
            </table:table-cell>
            <table:table-cell table:style-name="Table5.A1" office:value-type="string">
              <text:p text:style-name="P47">32.5</text:p>
            </table:table-cell>
          </table:table-row>
          <table:table-row>
            <table:table-cell table:style-name="Table5.A1" office:value-type="string">
              <text:p text:style-name="P47">-17 - -16</text:p>
            </table:table-cell>
            <table:table-cell table:style-name="Table5.A1" office:value-type="string">
              <text:p text:style-name="P47">11</text:p>
            </table:table-cell>
            <table:table-cell table:style-name="Table5.A1" office:value-type="string">
              <text:p text:style-name="P47">27.5</text:p>
            </table:table-cell>
          </table:table-row>
          <table:table-row>
            <table:table-cell table:style-name="Table5.A1" office:value-type="string">
              <text:p text:style-name="P47"> </text:p>
            </table:table-cell>
            <table:table-cell table:style-name="Table5.A1" office:value-type="string">
              <text:p text:style-name="P47"> </text:p>
            </table:table-cell>
            <table:table-cell table:style-name="Table5.A1" office:value-type="string">
              <text:p text:style-name="P47"> </text:p>
            </table:table-cell>
          </table:table-row>
          <table:table-row>
            <table:table-cell table:style-name="Table5.A1" office:value-type="string">
              <text:p text:style-name="P45">Total</text:p>
            </table:table-cell>
            <table:table-cell table:style-name="Table5.A1" office:value-type="string">
              <text:p text:style-name="P47">40</text:p>
            </table:table-cell>
            <table:table-cell table:style-name="Table5.A1" office:value-type="string">
              <text:p text:style-name="P47">100</text:p>
            </table:table-cell>
          </table:table-row>
        </table:table>
        <text:p text:style-name="P21"/>
        <text:p text:style-name="P22"><text:soft-page-break/>PLASTIC</text:p>
        <text:p text:style-name="P22"><text:bookmark text:name="results5"/></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4"><text:span text:style-name="Strong_20_Emphasis">Frequency Distribution Table</text:span></text:p>
            </table:table-cell>
            <table:covered-table-cell/>
            <table:covered-table-cell/>
          </table:table-row>
          <table:table-row>
            <table:table-cell table:style-name="Table6.A1" office:value-type="string">
              <text:p text:style-name="P46">Class</text:p>
            </table:table-cell>
            <table:table-cell table:style-name="Table6.A1" office:value-type="string">
              <text:p text:style-name="P46">Count</text:p>
            </table:table-cell>
            <table:table-cell table:style-name="Table6.A1" office:value-type="string">
              <text:p text:style-name="P46">Percentage</text:p>
            </table:table-cell>
          </table:table-row>
          <table:table-row>
            <table:table-cell table:style-name="Table6.A1" office:value-type="string">
              <text:p text:style-name="P44">-28 - -27</text:p>
            </table:table-cell>
            <table:table-cell table:style-name="Table6.A1" office:value-type="string">
              <text:p text:style-name="P44">15</text:p>
            </table:table-cell>
            <table:table-cell table:style-name="Table6.A1" office:value-type="string">
              <text:p text:style-name="P44">37.5</text:p>
            </table:table-cell>
          </table:table-row>
          <table:table-row>
            <table:table-cell table:style-name="Table6.A1" office:value-type="string">
              <text:p text:style-name="P44">-26 - -25</text:p>
            </table:table-cell>
            <table:table-cell table:style-name="Table6.A1" office:value-type="string">
              <text:p text:style-name="P44">17</text:p>
            </table:table-cell>
            <table:table-cell table:style-name="Table6.A1" office:value-type="string">
              <text:p text:style-name="P44">42.5</text:p>
            </table:table-cell>
          </table:table-row>
          <table:table-row>
            <table:table-cell table:style-name="Table6.A1" office:value-type="string">
              <text:p text:style-name="P44">-24 - -23</text:p>
            </table:table-cell>
            <table:table-cell table:style-name="Table6.A1" office:value-type="string">
              <text:p text:style-name="P44">8</text:p>
            </table:table-cell>
            <table:table-cell table:style-name="Table6.A1" office:value-type="string">
              <text:p text:style-name="P44">20</text:p>
            </table:table-cell>
          </table:table-row>
          <table:table-row>
            <table:table-cell table:style-name="Table6.A1" office:value-type="string">
              <text:p text:style-name="P44"> </text:p>
            </table:table-cell>
            <table:table-cell table:style-name="Table6.A1" office:value-type="string">
              <text:p text:style-name="P44"> </text:p>
            </table:table-cell>
            <table:table-cell table:style-name="Table6.A1" office:value-type="string">
              <text:p text:style-name="P44"> </text:p>
            </table:table-cell>
          </table:table-row>
          <table:table-row>
            <table:table-cell table:style-name="Table6.A1" office:value-type="string">
              <text:p text:style-name="P46">Total</text:p>
            </table:table-cell>
            <table:table-cell table:style-name="Table6.A1" office:value-type="string">
              <text:p text:style-name="P44">40</text:p>
            </table:table-cell>
            <table:table-cell table:style-name="Table6.A1" office:value-type="string">
              <text:p text:style-name="P44">100</text:p>
            </table:table-cell>
          </table:table-row>
        </table:table>
        <text:p text:style-name="P22"/>
        <text:p text:style-name="P22"/>
        <text:p text:style-name="P22"/>
        <text:p text:style-name="P31">Here the percentage indicates the confidence level in each range.</text:p>
        <text:p text:style-name="P28"/>
        <text:p text:style-name="P30">V.CONCLUSION</text:p>
        <text:p text:style-name="P30"/>
        <text:p text:style-name="P30">As per the hall reading s getting a clear demarcation between <text:s/>readings for different metals helped in detecting type of metal which was not possible in case of non-metals as many overlapping close ranges were found for them. Moreover this setup was not able to differentiate between brass ,iron and steel as all contain some amount of iron and hence got almost readings in the same range.</text:p>
        <text:p text:style-name="P30">But overall we were able to build a user friendly setup using a novel idea <text:s/>to differentiate between materials which is both <text:s/>portable and cheap and can be used in many large scale <text:s text:c="2"/>applications like it can be installed at the conveyor belts to detect type of material , security checks to know type of <text:s/>material and also <text:s text:c="3"/>for getting an estimate whether soil contains gold or not in gold mines.</text:p>
        <text:p text:style-name="P30">Such a setup <text:s/>can also be <text:s/>used to determine the relative width of materials <text:s/>as <text:s/>differently thick materials will give different hall readings.</text:p>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1"/>
        <text:p text:style-name="P21"/>
        <text:p text:style-name="P21"/>
        <text:p text:style-name="P21"/>
        <text:p text:style-name="P21"/>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ource Sans Pro" svg:font-family="'Source Sans Pro', sans-serif"/>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0.4in" fo:margin-right="0in" fo:text-indent="-0.2in" style:auto-text-indent="false">
        <style:tab-stops/>
      </style:paragraph-properties>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paragraph-properties fo:margin-top="0in" fo:margin-bottom="0.028in"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text:style-name="ListLabel_20_67"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text:style-name="ListLabel_20_68"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XXX-X-XXXX-XXXX-X/XX/$XX.00 ©20XX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editing-cycles>21</meta:editing-cycles>
    <meta:creation-date>2019-01-08T18:42:00</meta:creation-date>
    <dc:date>2020-05-27T17:40:27.295313019</dc:date>
    <meta:editing-duration>PT1H35M</meta:editing-duration>
    <meta:generator>LibreOffice/6.0.7.3$Linux_X86_64 LibreOffice_project/00m0$Build-3</meta:generator>
    <meta:document-statistic meta:table-count="6" meta:image-count="0" meta:object-count="0" meta:page-count="3" meta:paragraph-count="175" meta:word-count="1226" meta:character-count="7044" meta:non-whitespace-character-count="5921"/>
  </office:meta>
</office:document-meta>
</file>